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07e96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bold" officeooo:rsid="0000e970" officeooo:paragraph-rsid="0000e970" style:font-weight-asian="bold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bold" officeooo:rsid="0005d819" officeooo:paragraph-rsid="0005d819" style:font-weight-asian="bold" style:font-weight-complex="bold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0c39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 fo:background-color="transparent" loext:char-shading-value="0" loext:padding="0in" loext:border="none"/>
    </style:style>
    <style:style style:name="T3" style:family="text">
      <style:text-properties style:font-name="Consolas" fo:font-weight="bold" officeooo:rsid="000943f2" fo:background-color="transparent" loext:char-shading-value="0" style:font-weight-asian="bold" style:font-weight-complex="bold" loext:padding="0in" loext:border="none"/>
    </style:style>
    <style:style style:name="T4" style:family="text">
      <style:text-properties style:font-name="Consolas" fo:font-weight="bold" officeooo:rsid="0007e964" fo:background-color="transparent" loext:char-shading-value="0" style:font-weight-asian="bold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d docker</text:p>
      <text:p text:style-name="P3">docker build -f Dockerfile -t gcr.io/${PROJECT_ID}/makeup3 .</text:p>
      <text:p text:style-name="P3"/>
      <text:p text:style-name="P3"/>
      <text:p text:style-name="P5">Start kubernetes on GCP</text:p>
      <text:p text:style-name="P5"><text:a xlink:type="simple" xlink:href="https://towardsdatascience.com/deploy-machine-learning-app-built-using-streamlit-and-pycaret-on-google-kubernetes-engine-fd7e393d99cb" text:style-name="Internet_20_link" text:visited-style-name="Visited_20_Internet_20_Link"><text:span text:style-name="T1">https://towardsdatascience.com/deploy-machine-learning-app-built-using-streamlit-and-pycaret-on-google-kubernetes-engine-fd7e393d99cb</text:span></text:a></text:p>
      <text:p text:style-name="P3">sudo kubectl create deployment makeup2 --image=gcr.io/${PROJECT_ID}/makeup2:v1</text:p>
      <text:p text:style-name="P3">sudo kubectl get service</text:p>
      <text:p text:style-name="P3"/>
      <text:p text:style-name="P3"/>
      <text:p text:style-name="P5">Set 0 nodes on the cluster</text:p>
      <text:p text:style-name="P6"><text:span text:style-name="Source_20_Text"><text:span text:style-name="T2">gcloud container clusters resize $CLUSTER_NAME --num-nodes=0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2"><text:span text:style-name="Source_20_Text"><text:span text:style-name="T3">S</text:span></text:span><text:span text:style-name="Source_20_Text"><text:span text:style-name="T4">tart </text:span></text:span><text:span text:style-name="Source_20_Text"><text:span text:style-name="T3">locally</text:span></text:span></text:p>
      <text:p text:style-name="P1"><text:span text:style-name="Source_20_Text"><text:span text:style-name="T2">python3 demo.py --source_path ../dataset/womakeup2.jpg</text:span></text:span>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8:41:28.484272321</meta:creation-date>
    <dc:date>2020-09-03T22:33:51.579298792</dc:date>
    <meta:editing-duration>P3DT2H4M25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45" meta:character-count="483" meta:non-whitespace-character-count="451"/>
  </office:meta>
</office:document-meta>
</file>